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, serif"/>
    <style:font-face style:name="sans-serif" svg:font-family="sans-serif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2pt" fo:font-style="normal" fo:font-weight="normal" officeooo:paragraph-rsid="000c4881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c4881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0c4881"/>
    </style:style>
    <style:style style:name="T4" style:family="text">
      <style:text-properties fo:font-variant="normal" fo:text-transform="none" fo:color="#000000" fo:letter-spacing="normal" officeooo:rsid="000d8f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ain d'information :</text:span></text:p>
      <text:p text:style-name="P1"><text:span text:style-name="T3">Il s'agit de la variation d'entropie lors de l'ajout d'une information : IG(Ex,a) = H(Ex) − H(Ex | a). </text:span><text:bookmark text:name="Formal_definition"/><text:span text:style-name="T3">L'entropie d'information H(X) est la somme des <text:s/>-p(xi).log2( p(xi) ) pour toutes les valeurs xi de la variable aléatoire X.</text:span></text:p>
      <text:p text:style-name="P1"><text:span text:style-name="T4">Cette valeur est utile pour mesurer la pertinence d'un attribut pour classifier un ensemble de donnée. Plus le gain est grand, plus 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, serif"/>
    <style:font-face style:name="sans-serif" svg:font-family="sans-serif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Lupinski</meta:initial-creator>
    <meta:creation-date>2011-05-03T17:40:45</meta:creation-date>
    <meta:document-statistic meta:table-count="0" meta:image-count="0" meta:object-count="0" meta:page-count="1" meta:paragraph-count="3" meta:word-count="64" meta:character-count="379"/>
    <dc:date>2011-05-03T18:11:16</dc:date>
    <dc:creator>Nicolas Lupinski</dc:creator>
    <meta:editing-duration>PT00H00M01S</meta:editing-duration>
    <meta:editing-cycles>1</meta:editing-cycles>
    <meta:generator>OpenOffice.org/3.2$Linux OpenOffice.org_project/320m19$Build-9505</meta:generator>
  </office:meta>
</office:document-meta>
</file>